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009cm" svg:stroke-color="#197aa0" svg:stroke-linecap="butt" draw:fill="none" loext:fill-use-slide-background="false" draw:textarea-horizontal-align="center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dash" draw:stroke-dash="Dash" svg:stroke-width="0.035cm" svg:stroke-color="#197aa0" svg:stroke-linecap="butt" draw:fill="none" loext:fill-use-slide-background="false" draw:textarea-horizontal-align="center" draw:textarea-vertical-align="top" draw:auto-grow-height="false" fo:padding-top="0cm" fo:padding-bottom="0cm" fo:padding-left="0cm" fo:padding-right="0cm" fo:wrap-option="wrap" draw:shadow="visible" draw:shadow-offset-x="0cm" draw:shadow-offset-y="0.056cm" draw:shadow-color="#000000" draw:shadow-opacity="38%" loext:shadow-blur="0.111cm"/>
    </style:style>
    <style:style style:name="gr4" style:family="graphic" style:parent-style-name="standard">
      <style:graphic-properties draw:stroke="solid" svg:stroke-width="0.035cm" svg:stroke-color="#197aa0" svg:stroke-linecap="butt" draw:fill="none" loext:fill-use-slide-background="false" draw:textarea-vertical-align="top" draw:auto-grow-height="false" fo:min-height="6.461cm" fo:min-width="11.141cm" fo:padding-top="0cm" fo:padding-bottom="0cm" fo:padding-left="0cm" fo:padding-right="0cm" fo:wrap-option="wrap" draw:shadow="visible" draw:shadow-offset-x="0cm" draw:shadow-offset-y="0.064cm" draw:shadow-color="#000000" draw:shadow-opacity="35%" loext:shadow-blur="0.111cm"/>
    </style:style>
    <style:style style:name="gr5" style:family="graphic" style:parent-style-name="standard">
      <style:graphic-properties draw:stroke="none" svg:stroke-width="0cm" draw:fill="solid" draw:fill-color="#197aa0" draw:textarea-vertical-align="top" draw:auto-grow-height="false" fo:min-height="0.45cm" fo:min-width="0.997cm" fo:padding-top="0cm" fo:padding-bottom="0cm" fo:padding-left="0.101cm" fo:padding-right="0.101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fo:min-height="0.342cm" fo:min-width="5.698cm" fo:padding-top="0cm" fo:padding-bottom="0cm" fo:padding-left="0.101cm" fo:padding-right="0.101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197aa0" draw:marker-start="msArrowEnd_20_5" draw:marker-start-width="0.21cm" draw:marker-start-center="false" svg:stroke-linecap="butt" draw:fill="none" loext:fill-use-slide-background="false" draw:textarea-vertical-align="top" draw:auto-grow-height="false" fo:min-height="0.004cm" fo:min-width="7.451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.63cm" fo:min-width="6.616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197aa0" draw:marker-end="msArrowOpenEnd_20_5_20_35" draw:marker-end-width="0.245cm" draw:marker-end-center="false" svg:stroke-linecap="butt" draw:fill="none" loext:fill-use-slide-background="false" draw:textarea-vertical-align="top" draw:auto-grow-height="false" fo:min-height="0.004cm" fo:min-width="7.451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loext:fill-use-slide-background="false" draw:textarea-vertical-align="top" draw:auto-grow-height="false" fo:min-height="0.63cm" fo:min-width="1.626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vertical-align="top" draw:auto-grow-height="false" fo:min-height="0.612cm" fo:min-width="6.53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e95120" draw:stroke-linejoin="miter" svg:stroke-linecap="butt" draw:fill="solid" draw:fill-color="#ffffff" draw:textarea-vertical-align="top" draw:auto-grow-height="false" fo:min-height="0.949cm" fo:min-width="0.695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loext:fill-use-slide-background="false" draw:textarea-vertical-align="top" draw:auto-grow-height="false" fo:min-height="0.459cm" fo:min-width="0.552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197aa0" draw:textarea-vertical-align="top" draw:auto-grow-height="false" fo:min-height="0.099cm" fo:min-width="0.215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197aa0" draw:textarea-vertical-align="top" draw:auto-grow-height="false" fo:min-height="0.032cm" fo:min-width="0.215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197aa0" draw:textarea-vertical-align="top" draw:auto-grow-height="false" fo:min-height="0.039cm" fo:min-width="0.215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35cm" svg:stroke-color="#197aa0" svg:stroke-linecap="butt" draw:fill="none" loext:fill-use-slide-background="false" draw:textarea-vertical-align="top" draw:auto-grow-height="false" fo:min-height="3.609cm" fo:min-width="10.44cm" fo:padding-top="0cm" fo:padding-bottom="0cm" fo:padding-left="0cm" fo:padding-right="0cm" fo:wrap-option="wrap" draw:shadow="visible" draw:shadow-offset-x="0cm" draw:shadow-offset-y="0.064cm" draw:shadow-color="#000000" draw:shadow-opacity="35%" loext:shadow-blur="0.111cm"/>
    </style:style>
    <style:style style:name="gr19" style:family="graphic" style:parent-style-name="standard">
      <style:graphic-properties draw:stroke="solid" svg:stroke-width="0.035cm" svg:stroke-color="#197aa0" draw:marker-end="msArrowEnd_20_5" draw:marker-end-width="0.21cm" draw:marker-end-center="false" svg:stroke-linecap="butt" draw:fill="none" loext:fill-use-slide-background="false" draw:textarea-vertical-align="top" draw:auto-grow-height="false" fo:min-height="0.004cm" fo:min-width="7.451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loext:fill-use-slide-background="false" draw:textarea-vertical-align="top" draw:auto-grow-height="false" fo:min-height="0.63cm" fo:min-width="3.14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197aa0" draw:marker-start="msArrowOpenEnd_20_5_20_35" draw:marker-start-width="0.245cm" draw:marker-start-center="false" svg:stroke-linecap="butt" draw:fill="none" loext:fill-use-slide-background="false" draw:textarea-vertical-align="top" draw:auto-grow-height="false" fo:min-height="0.004cm" fo:min-width="7.451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loext:fill-use-slide-background="false" draw:textarea-vertical-align="top" draw:auto-grow-height="false" fo:min-height="0.462cm" fo:min-width="0.633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604cm" fo:min-width="1.273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186cm" fo:min-width="0.205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553cm" fo:min-width="0.202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648cm" fo:min-width="0.793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124cm" fo:min-width="0.124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107cm" fo:min-width="0.107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085cm" fo:min-width="0.085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068cm" fo:min-width="0.068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055cm" fo:min-width="0.055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184cm" fo:min-width="0.184cm" fo:padding-top="0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stroke-linejoin="miter" svg:stroke-linecap="butt" draw:fill="solid" draw:fill-color="#477390" draw:textarea-vertical-align="top" draw:auto-grow-height="false" fo:min-height="0.114cm" fo:min-width="0.114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9pt"/>
    </style:style>
    <style:style style:name="P2" style:family="paragraph">
      <style:paragraph-properties fo:text-align="start"/>
      <style:text-properties style:font-name="Calibri" fo:font-size="9pt" style:font-size-asian="9pt" style:font-size-complex="9pt"/>
    </style:style>
    <style:style style:name="P3" style:family="paragraph">
      <loext:graphic-properties draw:fill="solid" draw:fill-color="#197aa0"/>
      <style:paragraph-properties fo:text-align="start"/>
      <style:text-properties fo:color="#ffffff" loext:opacity="100%" loext:color-lum-mod="100%" loext:color-lum-off="0%" style:font-name="Calibri" fo:font-size="9pt" style:font-size-asian="9pt" style:font-size-complex="9pt"/>
    </style:style>
    <style:style style:name="P4" style:family="paragraph">
      <loext:graphic-properties draw:fill="solid" draw:fill-color="#ffffff"/>
      <style:paragraph-properties fo:text-align="start"/>
      <style:text-properties style:font-name="Calibri"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fo:font-size="10p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style:font-name="Calibri" fo:font-size="9pt" style:font-size-asian="9pt" style:font-size-complex="9pt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  <style:text-properties style:font-name="Calibri" fo:font-size="9pt" style:font-size-asian="9pt" style:font-size-complex="9pt"/>
    </style:style>
    <style:style style:name="P10" style:family="paragraph">
      <loext:graphic-properties draw:fill="solid" draw:fill-color="#ffffff"/>
      <style:paragraph-properties fo:text-align="start"/>
      <style:text-properties fo:font-size="10pt"/>
    </style:style>
    <style:style style:name="P11" style:family="paragraph">
      <style:paragraph-properties fo:text-align="start"/>
      <style:text-properties fo:font-size="10pt"/>
    </style:style>
    <style:style style:name="P12" style:family="paragraph">
      <loext:graphic-properties draw:fill="none"/>
      <style:paragraph-properties fo:text-align="start"/>
      <style:text-properties fo:color="#197aa0" loext:opacity="100%" loext:color-lum-mod="100%" loext:color-lum-off="0%" style:font-name="Calibri" fo:font-size="9pt" style:font-size-asian="9pt" style:font-size-complex="9pt"/>
    </style:style>
    <style:style style:name="P13" style:family="paragraph">
      <loext:graphic-properties draw:fill="solid" draw:fill-color="#197aa0"/>
      <style:paragraph-properties fo:text-align="start"/>
      <style:text-properties fo:font-size="10pt"/>
    </style:style>
    <style:style style:name="P14" style:family="paragraph">
      <loext:graphic-properties draw:fill="none"/>
      <style:paragraph-properties fo:text-align="center"/>
      <style:text-properties fo:color="#197aa0" loext:opacity="100%" loext:color-lum-mod="100%" loext:color-lum-off="0%" style:font-name="Calibri" fo:font-size="9pt" style:font-size-asian="9pt" style:font-size-complex="9pt"/>
    </style:style>
    <style:style style:name="P15" style:family="paragraph">
      <loext:graphic-properties draw:fill="solid" draw:fill-color="#477390"/>
      <style:paragraph-properties fo:text-align="start"/>
      <style:text-properties fo:font-size="10pt"/>
    </style:style>
    <style:style style:name="T1" style:family="text">
      <style:text-properties fo:color="#ffffff" loext:opacity="100%" style:font-name="Calibri" fo:font-size="9pt" style:font-size-asian="9pt" style:font-size-complex="9pt"/>
    </style:style>
    <style:style style:name="T2" style:family="text">
      <style:text-properties style:font-name="Calibri" fo:font-size="9pt" style:font-size-asian="9pt" style:font-size-complex="9pt"/>
    </style:style>
    <style:style style:name="T3" style:family="text">
      <style:text-properties fo:color="#197aa0" loext:opacity="100%"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9" draw:style-name="gr1">
          <draw:line draw:name="Straight Connector 3" draw:style-name="gr2" draw:text-style-name="P1" draw:layer="layout" svg:x1="2.076cm" svg:y1="1.699cm" svg:x2="2.077cm" svg:y2="10.599cm">
            <text:p/>
          </draw:line>
          <draw:line draw:name="Straight Connector 4" draw:style-name="gr2" draw:text-style-name="P1" draw:layer="layout" svg:x1="9.526cm" svg:y1="1.706cm" svg:x2="9.527cm" svg:y2="10.606cm">
            <text:p/>
          </draw:line>
          <draw:line draw:name="Rechte verbindingslijn 3" draw:style-name="gr3" draw:text-style-name="P1" draw:layer="layout" svg:x1="0cm" svg:y1="5.807cm" svg:x2="11.14cm" svg:y2="5.808cm">
            <text:p/>
          </draw:line>
          <draw:custom-shape draw:name="Rectangle 5" draw:style-name="gr4" draw:text-style-name="P1" draw:layer="layout" svg:width="11.14cm" svg:height="6.46cm" svg:x="0cm" svg:y="3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kstvak 5" draw:style-name="gr5" draw:text-style-name="P3" draw:layer="layout" svg:width="1.198cm" svg:height="0.449cm" svg:x="0cm" svg:y="3.784cm">
            <text:p text:style-name="P2"><text:span text:style-name="T1">a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kstvak 6" draw:style-name="gr6" draw:text-style-name="P4" draw:layer="layout" svg:width="5.899cm" svg:height="0.341cm" svg:x="1.21cm" svg:y="3.851cm">
            <text:p text:style-name="P2"><text:span text:style-name="T2">[if CRO is operating in open mode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1">
            <draw:g draw:style-name="gr1">
              <draw:custom-shape draw:name="Straight Arrow Connector 9" draw:style-name="gr7" draw:text-style-name="P5" draw:layer="layout" svg:width="7.45cm" svg:height="0.003cm" svg:x="2.076cm" svg:y="4.953cm">
                <text:p/>
                <draw:enhanced-geometry draw:mirror-horizontal="false" draw:mirror-vertical="true" svg:viewBox="0 0 0 0" draw:text-areas="0 0 ?f0 ?f1" draw:type="ooxml-straightConnector1" draw:enhanced-path="M 0 0 L ?f0 ?f1 F N">
                  <draw:equation draw:name="f0" draw:formula="logwidth"/>
                  <draw:equation draw:name="f1" draw:formula="logheight"/>
                </draw:enhanced-geometry>
              </draw:custom-shape>
              <draw:custom-shape draw:name="TextBox 9" draw:style-name="gr8" draw:text-style-name="P7" draw:layer="layout" svg:width="6.615cm" svg:height="0.629cm" svg:x="2.464cm" svg:y="4.348cm">
                <text:p text:style-name="P6"><text:span text:style-name="T2">DSOPortfolioUpdateResponse Result=Accepte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traight Arrow Connector 10" draw:style-name="gr9" draw:text-style-name="P5" draw:layer="layout" svg:width="7.45cm" svg:height="0.003cm" svg:x="2.076cm" svg:y="5.163cm">
              <text:p/>
              <draw:enhanced-geometry draw:mirror-horizontal="false" draw:mirror-vertical="true" svg:viewBox="0 0 0 0" draw:text-areas="0 0 ?f0 ?f1" draw:type="ooxml-straightConnector1" draw:enhanced-path="M 0 0 L ?f0 ?f1 F N">
                <draw:equation draw:name="f0" draw:formula="logwidth"/>
                <draw:equation draw:name="f1" draw:formula="logheight"/>
              </draw:enhanced-geometry>
            </draw:custom-shape>
            <draw:custom-shape draw:name="TextBox 10" draw:style-name="gr10" draw:text-style-name="P9" draw:layer="layout" svg:width="1.625cm" svg:height="0.629cm" svg:x="4.986cm" svg:y="5.045cm">
              <text:p text:style-name="P8"><text:span text:style-name="T2">HTTP OK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style-name="gr1">
            <draw:custom-shape draw:name="TextBox 11" draw:style-name="gr11" draw:text-style-name="P9" draw:layer="layout" svg:width="6.538cm" svg:height="0.611cm" svg:x="2.083cm" svg:y="8.411cm">
              <text:p text:style-name="P8"><text:span text:style-name="T2">D</text:span><text:span text:style-name="T2">S</text:span><text:span text:style-name="T2">O</text:span><text:span text:style-name="T2">P</text:span><text:span text:style-name="T2">o</text:span><text:span text:style-name="T2">r</text:span><text:span text:style-name="T2">t</text:span><text:span text:style-name="T2">f</text:span><text:span text:style-name="T2">o</text:span><text:span text:style-name="T2">li</text:span><text:span text:style-name="T2">o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R</text:span><text:span text:style-name="T2">e</text:span><text:span text:style-name="T2">s</text:span><text:span text:style-name="T2">o</text:span><text:span text:style-name="T2">n</text:span><text:span text:style-name="T2">s</text:span><text:span text:style-name="T2">e </text:span><text:span text:style-name="T2">R</text:span><text:span text:style-name="T2">e</text:span><text:span text:style-name="T2">s</text:span><text:span text:style-name="T2">u</text:span><text:span text:style-name="T2">lt</text:span><text:span text:style-name="T2">=</text:span><text:span text:style-name="T2">R</text:span><text:span text:style-name="T2">e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11" draw:style-name="gr7" draw:text-style-name="P5" draw:layer="layout" svg:width="7.45cm" svg:height="0.003cm" svg:x="2.08cm" svg:y="9.047cm">
              <text:p/>
              <draw:enhanced-geometry draw:mirror-horizontal="false" draw:mirror-vertical="true" svg:viewBox="0 0 0 0" draw:text-areas="0 0 ?f0 ?f1" draw:type="ooxml-straightConnector1" draw:enhanced-path="M 0 0 L ?f0 ?f1 F N">
                <draw:equation draw:name="f0" draw:formula="logwidth"/>
                <draw:equation draw:name="f1" draw:formula="logheight"/>
              </draw:enhanced-geometry>
            </draw:custom-shape>
            <draw:custom-shape draw:name="Straight Arrow Connector 12" draw:style-name="gr9" draw:text-style-name="P5" draw:layer="layout" svg:width="7.45cm" svg:height="0.003cm" svg:x="2.08cm" svg:y="9.264cm">
              <text:p/>
              <draw:enhanced-geometry draw:mirror-horizontal="false" draw:mirror-vertical="true" svg:viewBox="0 0 0 0" draw:text-areas="0 0 ?f0 ?f1" draw:type="ooxml-straightConnector1" draw:enhanced-path="M 0 0 L ?f0 ?f1 F N">
                <draw:equation draw:name="f0" draw:formula="logwidth"/>
                <draw:equation draw:name="f1" draw:formula="logheight"/>
              </draw:enhanced-geometry>
            </draw:custom-shape>
            <draw:custom-shape draw:name="TextBox 12" draw:style-name="gr10" draw:text-style-name="P9" draw:layer="layout" svg:width="1.625cm" svg:height="0.629cm" svg:x="4.863cm" svg:y="9.132cm">
              <text:p text:style-name="P8"><text:span text:style-name="T2">H</text:span><text:span text:style-name="T2">T</text:span><text:span text:style-name="T2">T</text:span><text:span text:style-name="T2">P</text:span><text:span text:style-name="T2"> </text:span><text:span text:style-name="T2">O</text:span><text:span text:style-name="T2">K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style-name="gr1">
            <draw:g draw:style-name="gr1">
              <draw:custom-shape draw:name="Oval 4" draw:style-name="gr12" draw:text-style-name="P10" draw:layer="layout" svg:width="1.699cm" svg:height="1.699cm" svg:x="8.687cm" svg:y="0.00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Rectangle 6" draw:style-name="gr13" draw:text-style-name="P12" draw:layer="layout" svg:width="0.551cm" svg:height="0.458cm" svg:x="9.257cm" svg:y="1.175cm">
                <text:p text:style-name="P11"><text:span text:style-name="T3">CR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style-name="gr1">
              <draw:custom-shape draw:name="Freeform 4" draw:style-name="gr14" draw:text-style-name="P13" draw:layer="layout" svg:width="0.722cm" svg:height="0.352cm" svg:x="9.209cm" svg:y="0.23cm">
                <text:p/>
                <draw:enhanced-geometry draw:mirror-horizontal="false" draw:mirror-vertical="false" svg:viewBox="0 0 0 0" drawooo:sub-view-size="94 46" draw:text-areas="0 0 ?f14 ?f15" draw:type="ooxml-non-primitive" draw:enhanced-path="M 47 0 C 21 0 0 7 0 16 0 30 0 30 0 30 0 39 21 46 47 46 73 46 94 39 94 30 94 16 94 16 94 16 94 7 73 0 47 0 Z N">
                  <draw:equation draw:name="f0" draw:formula="47*logwidth/94"/>
                  <draw:equation draw:name="f1" draw:formula="0*logheight/46"/>
                  <draw:equation draw:name="f2" draw:formula="0*logwidth/94"/>
                  <draw:equation draw:name="f3" draw:formula="16*logheight/46"/>
                  <draw:equation draw:name="f4" draw:formula="0*logwidth/94"/>
                  <draw:equation draw:name="f5" draw:formula="30*logheight/46"/>
                  <draw:equation draw:name="f6" draw:formula="47*logwidth/94"/>
                  <draw:equation draw:name="f7" draw:formula="46*logheight/46"/>
                  <draw:equation draw:name="f8" draw:formula="94*logwidth/94"/>
                  <draw:equation draw:name="f9" draw:formula="30*logheight/46"/>
                  <draw:equation draw:name="f10" draw:formula="94*logwidth/94"/>
                  <draw:equation draw:name="f11" draw:formula="16*logheight/46"/>
                  <draw:equation draw:name="f12" draw:formula="47*logwidth/94"/>
                  <draw:equation draw:name="f13" draw:formula="0*logheight/46"/>
                  <draw:equation draw:name="f14" draw:formula="logwidth"/>
                  <draw:equation draw:name="f15" draw:formula="logheight"/>
                </draw:enhanced-geometry>
              </draw:custom-shape>
              <draw:custom-shape draw:name="Freeform 5" draw:style-name="gr15" draw:text-style-name="P13" draw:layer="layout" svg:width="0.722cm" svg:height="0.285cm" svg:x="9.209cm" svg:y="0.567cm">
                <text:p/>
                <draw:enhanced-geometry draw:mirror-horizontal="false" draw:mirror-vertical="false" svg:viewBox="0 0 0 0" drawooo:sub-view-size="94 37" draw:text-areas="0 0 ?f14 ?f15" draw:type="ooxml-non-primitive" draw:enhanced-path="M 47 16 C 21 16 0 9 0 0 0 21 0 21 0 21 0 30 21 37 47 37 73 37 94 30 94 21 94 0 94 0 94 0 94 9 73 16 47 16 Z N">
                  <draw:equation draw:name="f0" draw:formula="47*logwidth/94"/>
                  <draw:equation draw:name="f1" draw:formula="16*logheight/37"/>
                  <draw:equation draw:name="f2" draw:formula="0*logwidth/94"/>
                  <draw:equation draw:name="f3" draw:formula="0*logheight/37"/>
                  <draw:equation draw:name="f4" draw:formula="0*logwidth/94"/>
                  <draw:equation draw:name="f5" draw:formula="21*logheight/37"/>
                  <draw:equation draw:name="f6" draw:formula="47*logwidth/94"/>
                  <draw:equation draw:name="f7" draw:formula="37*logheight/37"/>
                  <draw:equation draw:name="f8" draw:formula="94*logwidth/94"/>
                  <draw:equation draw:name="f9" draw:formula="21*logheight/37"/>
                  <draw:equation draw:name="f10" draw:formula="94*logwidth/94"/>
                  <draw:equation draw:name="f11" draw:formula="0*logheight/37"/>
                  <draw:equation draw:name="f12" draw:formula="47*logwidth/94"/>
                  <draw:equation draw:name="f13" draw:formula="16*logheight/37"/>
                  <draw:equation draw:name="f14" draw:formula="logwidth"/>
                  <draw:equation draw:name="f15" draw:formula="logheight"/>
                </draw:enhanced-geometry>
              </draw:custom-shape>
              <draw:custom-shape draw:name="Freeform 6" draw:style-name="gr16" draw:text-style-name="P13" draw:layer="layout" svg:width="0.722cm" svg:height="0.292cm" svg:x="9.209cm" svg:y="0.836cm">
                <text:p/>
                <draw:enhanced-geometry draw:mirror-horizontal="false" draw:mirror-vertical="false" svg:viewBox="0 0 0 0" drawooo:sub-view-size="94 38" draw:text-areas="0 0 ?f14 ?f15" draw:type="ooxml-non-primitive" draw:enhanced-path="M 47 16 C 21 16 0 9 0 0 0 22 0 22 0 22 0 30 21 38 47 38 73 38 94 30 94 22 94 0 94 0 94 0 94 9 73 16 47 16 Z N">
                  <draw:equation draw:name="f0" draw:formula="47*logwidth/94"/>
                  <draw:equation draw:name="f1" draw:formula="16*logheight/38"/>
                  <draw:equation draw:name="f2" draw:formula="0*logwidth/94"/>
                  <draw:equation draw:name="f3" draw:formula="0*logheight/38"/>
                  <draw:equation draw:name="f4" draw:formula="0*logwidth/94"/>
                  <draw:equation draw:name="f5" draw:formula="22*logheight/38"/>
                  <draw:equation draw:name="f6" draw:formula="47*logwidth/94"/>
                  <draw:equation draw:name="f7" draw:formula="38*logheight/38"/>
                  <draw:equation draw:name="f8" draw:formula="94*logwidth/94"/>
                  <draw:equation draw:name="f9" draw:formula="22*logheight/38"/>
                  <draw:equation draw:name="f10" draw:formula="94*logwidth/94"/>
                  <draw:equation draw:name="f11" draw:formula="0*logheight/38"/>
                  <draw:equation draw:name="f12" draw:formula="47*logwidth/94"/>
                  <draw:equation draw:name="f13" draw:formula="16*logheight/38"/>
                  <draw:equation draw:name="f14" draw:formula="logwidth"/>
                  <draw:equation draw:name="f15" draw:formula="logheight"/>
                </draw:enhanced-geometry>
              </draw:custom-shape>
              <draw:custom-shape draw:name="Oval 5" draw:style-name="gr17" draw:text-style-name="P10" draw:layer="layout" svg:width="0.085cm" svg:height="0.085cm" svg:x="9.525cm" svg:y="1.00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line draw:name="Rechte verbindingslijn 4" draw:style-name="gr3" draw:text-style-name="P1" draw:layer="layout" svg:x1="0.37cm" svg:y1="8.278cm" svg:x2="10.81cm" svg:y2="8.279cm">
            <text:p/>
          </draw:line>
          <draw:custom-shape draw:name="Rectangle 7" draw:style-name="gr18" draw:text-style-name="P1" draw:layer="layout" svg:width="10.439cm" svg:height="3.608cm" svg:x="0.355cm" svg:y="6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kstvak 7" draw:style-name="gr5" draw:text-style-name="P3" draw:layer="layout" svg:width="1.198cm" svg:height="0.449cm" svg:x="0.37cm" svg:y="6.292cm">
            <text:p text:style-name="P2"><text:span text:style-name="T1">a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kstvak 8" draw:style-name="gr6" draw:text-style-name="P4" draw:layer="layout" svg:width="5.899cm" svg:height="0.341cm" svg:x="1.58cm" svg:y="6.359cm">
            <text:p text:style-name="P11"><text:span text:style-name="T2">[if DSO is an authorized participant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1">
            <draw:g draw:style-name="gr1">
              <draw:custom-shape draw:name="Straight Arrow Connector 13" draw:style-name="gr7" draw:text-style-name="P5" draw:layer="layout" svg:width="7.45cm" svg:height="0.003cm" svg:x="2.08cm" svg:y="7.458cm">
                <text:p/>
                <draw:enhanced-geometry draw:mirror-horizontal="false" draw:mirror-vertical="true" svg:viewBox="0 0 0 0" draw:text-areas="0 0 ?f0 ?f1" draw:type="ooxml-straightConnector1" draw:enhanced-path="M 0 0 L ?f0 ?f1 F N">
                  <draw:equation draw:name="f0" draw:formula="logwidth"/>
                  <draw:equation draw:name="f1" draw:formula="logheight"/>
                </draw:enhanced-geometry>
              </draw:custom-shape>
              <draw:custom-shape draw:name="TextBox 13" draw:style-name="gr8" draw:text-style-name="P9" draw:layer="layout" svg:width="6.615cm" svg:height="0.629cm" svg:x="2.461cm" svg:y="6.851cm">
                <text:p text:style-name="P8"><text:span text:style-name="T2">DSOPo</text:span><text:span text:style-name="T2">rtfolioU</text:span><text:span text:style-name="T2">pdateR</text:span><text:span text:style-name="T2">espons</text:span><text:span text:style-name="T2">e </text:span><text:span text:style-name="T2">Result=</text:span><text:span text:style-name="T2">Accept</text:span><text:span text:style-name="T2">e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traight Arrow Connector 14" draw:style-name="gr9" draw:text-style-name="P5" draw:layer="layout" svg:width="7.45cm" svg:height="0.003cm" svg:x="2.08cm" svg:y="7.671cm">
              <text:p/>
              <draw:enhanced-geometry draw:mirror-horizontal="false" draw:mirror-vertical="true" svg:viewBox="0 0 0 0" draw:text-areas="0 0 ?f0 ?f1" draw:type="ooxml-straightConnector1" draw:enhanced-path="M 0 0 L ?f0 ?f1 F N">
                <draw:equation draw:name="f0" draw:formula="logwidth"/>
                <draw:equation draw:name="f1" draw:formula="logheight"/>
              </draw:enhanced-geometry>
            </draw:custom-shape>
            <draw:custom-shape draw:name="TextBox 14" draw:style-name="gr10" draw:text-style-name="P9" draw:layer="layout" svg:width="1.625cm" svg:height="0.629cm" svg:x="4.967cm" svg:y="7.539cm">
              <text:p text:style-name="P8"><text:span text:style-name="T2">H</text:span><text:span text:style-name="T2">T</text:span><text:span text:style-name="T2">T</text:span><text:span text:style-name="T2">P</text:span><text:span text:style-name="T2"> </text:span><text:span text:style-name="T2">O</text:span><text:span text:style-name="T2">K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style-name="gr1">
            <draw:g draw:style-name="gr1">
              <draw:custom-shape draw:name="Straight Arrow Connector 15" draw:style-name="gr19" draw:text-style-name="P5" draw:layer="layout" svg:width="7.45cm" svg:height="0.003cm" svg:x="2.076cm" svg:y="2.981cm">
                <text:p/>
                <draw:enhanced-geometry draw:mirror-horizontal="false" draw:mirror-vertical="true" svg:viewBox="0 0 0 0" draw:text-areas="0 0 ?f0 ?f1" draw:type="ooxml-straightConnector1" draw:enhanced-path="M 0 0 L ?f0 ?f1 F N">
                  <draw:equation draw:name="f0" draw:formula="logwidth"/>
                  <draw:equation draw:name="f1" draw:formula="logheight"/>
                </draw:enhanced-geometry>
              </draw:custom-shape>
              <draw:custom-shape draw:name="TextBox 15" draw:style-name="gr20" draw:text-style-name="P9" draw:layer="layout" svg:width="3.139cm" svg:height="0.629cm" svg:x="4.219cm" svg:y="2.374cm">
                <text:p text:style-name="P8"><text:span text:style-name="T2">DSOPortfolioUpdat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traight Arrow Connector 16" draw:style-name="gr21" draw:text-style-name="P5" draw:layer="layout" svg:width="7.45cm" svg:height="0.003cm" svg:x="2.076cm" svg:y="3.193cm">
              <text:p/>
              <draw:enhanced-geometry draw:mirror-horizontal="false" draw:mirror-vertical="true" svg:viewBox="0 0 0 0" draw:text-areas="0 0 ?f0 ?f1" draw:type="ooxml-straightConnector1" draw:enhanced-path="M 0 0 L ?f0 ?f1 F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0" draw:text-style-name="P9" draw:layer="layout" svg:width="1.625cm" svg:height="0.629cm" svg:x="4.986cm" svg:y="3.075cm">
              <text:p text:style-name="P8"><text:span text:style-name="T2">HTTP OK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style-name="gr1">
            <draw:custom-shape draw:name="Oval 6" draw:style-name="gr12" draw:text-style-name="P10" draw:layer="layout" svg:width="1.699cm" svg:height="1.699cm" svg:x="1.228cm" svg:y="0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style-name="gr1">
              <draw:custom-shape draw:name="Rectangle 8" draw:style-name="gr22" draw:text-style-name="P14" draw:layer="layout" svg:width="0.632cm" svg:height="0.461cm" svg:x="1.76cm" svg:y="1.18cm">
                <text:p text:style-name="P8"><text:span text:style-name="T3">D</text:span><text:span text:style-name="T3">S</text:span><text:span text:style-name="T3">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style-name="gr1">
                <draw:custom-shape draw:name="Shape 17" draw:style-name="gr23" draw:text-style-name="P15" draw:layer="layout" svg:width="1.273cm" svg:height="0.604cm" svg:x="1.432cm" svg:y="0.383cm">
                  <text:p/>
                  <draw:enhanced-geometry draw:mirror-horizontal="false" draw:mirror-vertical="false" svg:viewBox="0 0 458182 218111" drawooo:sub-view-size="412382 196304" draw:text-areas="0 0 0 0" draw:type="ooxml-non-primitive" draw:enhanced-path="M 203924 0 L 289179 65684 360477 111201 412382 190106 402958 196304 352387 119418 282499 74764 208572 17818 174193 98285 100152 174688 0 133756 4267 123317 97346 161366 164643 91922 203924 0 Z N"/>
                </draw:custom-shape>
                <draw:custom-shape draw:name="Shape 18" draw:style-name="gr24" draw:text-style-name="P15" draw:layer="layout" svg:width="0.205cm" svg:height="0.186cm" svg:x="2.521cm" svg:y="0.567cm">
                  <text:p/>
                  <draw:enhanced-geometry draw:mirror-horizontal="false" draw:mirror-vertical="false" svg:viewBox="0 0 74390 67069" drawooo:sub-view-size="66954 60363" draw:text-areas="0 0 0 0" draw:type="ooxml-non-primitive" draw:enhanced-path="M 59538 0 L 66954 8496 7404 60363 0 51867 59538 0 Z N"/>
                </draw:custom-shape>
                <draw:custom-shape draw:name="Shape 19" draw:style-name="gr25" draw:text-style-name="P15" draw:layer="layout" svg:width="0.202cm" svg:height="0.553cm" svg:x="2.297cm" svg:y="0.6cm">
                  <text:p/>
                  <draw:enhanced-geometry draw:mirror-horizontal="false" draw:mirror-vertical="false" svg:viewBox="0 0 73149 199216" drawooo:sub-view-size="65837 179298" draw:text-areas="0 0 0 0" draw:type="ooxml-non-primitive" draw:enhanced-path="M 0 0 L 11265 0 11265 120447 65837 171018 58191 179298 0 125387 0 0 Z N"/>
                </draw:custom-shape>
                <draw:custom-shape draw:name="Shape 20" draw:style-name="gr26" draw:text-style-name="P15" draw:layer="layout" svg:width="0.793cm" svg:height="0.648cm" svg:x="1.558cm" svg:y="0.501cm">
                  <text:p/>
                  <draw:enhanced-geometry draw:mirror-horizontal="false" draw:mirror-vertical="false" svg:viewBox="0 0 285765 233803" drawooo:sub-view-size="257200 210427" draw:text-areas="0 0 0 0" draw:type="ooxml-non-primitive" draw:enhanced-path="M 31306 0 L 131585 52045 C 135446 54356 222314 128131 248857 150686 L 257200 157760 127406 190412 59284 137885 9296 210427 0 204039 56756 121692 129972 178143 233197 152185 C 189763 115278 130937 65520 125781 61709 L 26111 10008 31306 0 Z N"/>
                </draw:custom-shape>
                <draw:custom-shape draw:name="Shape 21" draw:style-name="gr27" draw:text-style-name="P15" draw:layer="layout" svg:width="0.124cm" svg:height="0.124cm" svg:x="1.584cm" svg:y="0.455cm">
                  <text:p/>
                  <draw:enhanced-geometry draw:mirror-horizontal="false" draw:mirror-vertical="false" svg:viewBox="0 0 44871 44887" drawooo:sub-view-size="40386 40399" draw:text-areas="0 0 0 0" draw:type="ooxml-non-primitive" draw:enhanced-path="M 20193 0 C 31356 0 40386 9055 40386 20206 40386 31369 31356 40399 20193 40399 9042 40399 0 31369 0 20206 0 9055 9042 0 20193 0 Z N"/>
                </draw:custom-shape>
                <draw:custom-shape draw:name="Shape 22" draw:style-name="gr28" draw:text-style-name="P15" draw:layer="layout" svg:width="0.107cm" svg:height="0.107cm" svg:x="1.385cm" svg:y="0.727cm">
                  <text:p/>
                  <draw:enhanced-geometry draw:mirror-horizontal="false" draw:mirror-vertical="false" svg:viewBox="0 0 38987 38988" drawooo:sub-view-size="35090 35090" draw:text-areas="0 0 0 0" draw:type="ooxml-non-primitive" draw:enhanced-path="M 17539 0 C 27229 0 35090 7848 35090 17538 35090 27229 27229 35090 17539 35090 7849 35090 0 27229 0 17538 0 7848 7849 0 17539 0 Z N"/>
                </draw:custom-shape>
                <draw:custom-shape draw:name="Shape 23" draw:style-name="gr28" draw:text-style-name="P15" draw:layer="layout" svg:width="0.107cm" svg:height="0.107cm" svg:x="1.9cm" svg:y="1.016cm">
                  <text:p/>
                  <draw:enhanced-geometry draw:mirror-horizontal="false" draw:mirror-vertical="false" svg:viewBox="0 0 38987 39017" drawooo:sub-view-size="35090 35116" draw:text-areas="0 0 0 0" draw:type="ooxml-non-primitive" draw:enhanced-path="M 17539 0 C 27229 0 35090 7862 35090 17552 35090 27267 27229 35116 17539 35116 7849 35116 0 27267 0 17552 0 7862 7849 0 17539 0 Z N"/>
                </draw:custom-shape>
                <draw:custom-shape draw:name="Shape 24" draw:style-name="gr28" draw:text-style-name="P15" draw:layer="layout" svg:width="0.107cm" svg:height="0.107cm" svg:x="2.662cm" svg:y="0.526cm">
                  <text:p/>
                  <draw:enhanced-geometry draw:mirror-horizontal="false" draw:mirror-vertical="false" svg:viewBox="0 0 38987 39002" drawooo:sub-view-size="35090 35103" draw:text-areas="0 0 0 0" draw:type="ooxml-non-primitive" draw:enhanced-path="M 17551 0 C 27242 0 35090 7862 35090 17552 35090 27254 27242 35103 17551 35103 7849 35103 0 27254 0 17552 0 7862 7849 0 17551 0 Z N"/>
                </draw:custom-shape>
                <draw:custom-shape draw:name="Shape 25" draw:style-name="gr29" draw:text-style-name="P15" draw:layer="layout" svg:width="0.085cm" svg:height="0.085cm" svg:x="2.036cm" svg:y="0.367cm">
                  <text:p/>
                  <draw:enhanced-geometry draw:mirror-horizontal="false" draw:mirror-vertical="false" svg:viewBox="0 0 31382 31383" drawooo:sub-view-size="28245 28245" draw:text-areas="0 0 0 0" draw:type="ooxml-non-primitive" draw:enhanced-path="M 14122 0 C 21920 0 28245 6324 28245 14122 28245 21920 21920 28245 14122 28245 6325 28245 0 21920 0 14122 0 6324 6325 0 14122 0 Z N"/>
                </draw:custom-shape>
                <draw:custom-shape draw:name="Shape 26" draw:style-name="gr29" draw:text-style-name="P15" draw:layer="layout" svg:width="0.085cm" svg:height="0.085cm" svg:x="2.445cm" svg:y="1.097cm">
                  <text:p/>
                  <draw:enhanced-geometry draw:mirror-horizontal="false" draw:mirror-vertical="false" svg:viewBox="0 0 31395 31396" drawooo:sub-view-size="28257 28257" draw:text-areas="0 0 0 0" draw:type="ooxml-non-primitive" draw:enhanced-path="M 14122 0 C 21933 0 28257 6338 28257 14122 28257 21933 21933 28257 14122 28257 6325 28257 0 21933 0 14122 0 6338 6325 0 14122 0 Z N"/>
                </draw:custom-shape>
                <draw:custom-shape draw:name="Shape 27" draw:style-name="gr30" draw:text-style-name="P15" draw:layer="layout" svg:width="0.068cm" svg:height="0.068cm" svg:x="1.549cm" svg:y="1.09cm">
                  <text:p/>
                  <draw:enhanced-geometry draw:mirror-horizontal="false" draw:mirror-vertical="false" svg:viewBox="0 0 24708 24708" drawooo:sub-view-size="22238 22238" draw:text-areas="0 0 0 0" draw:type="ooxml-non-primitive" draw:enhanced-path="M 11125 0 C 17259 0 22238 4991 22238 11138 22238 17247 17259 22238 11125 22238 4978 22238 0 17247 0 11138 0 4991 4978 0 11125 0 Z N"/>
                </draw:custom-shape>
                <draw:custom-shape draw:name="Shape 28" draw:style-name="gr31" draw:text-style-name="P15" draw:layer="layout" svg:width="0.055cm" svg:height="0.055cm" svg:x="2.662cm" svg:y="0.951cm">
                  <text:p/>
                  <draw:enhanced-geometry draw:mirror-horizontal="false" draw:mirror-vertical="false" svg:viewBox="0 0 20517 20532" drawooo:sub-view-size="18466 18479" draw:text-areas="0 0 0 0" draw:type="ooxml-non-primitive" draw:enhanced-path="M 9233 0 C 14326 0 18466 4140 18466 9258 18466 14351 14326 18479 9233 18479 4140 18479 0 14351 0 9258 0 4140 4140 0 9233 0 Z N"/>
                </draw:custom-shape>
                <draw:custom-shape draw:name="Shape 29" draw:style-name="gr27" draw:text-style-name="P15" draw:layer="layout" svg:width="0.124cm" svg:height="0.124cm" svg:x="1.893cm" svg:y="0.614cm">
                  <text:p/>
                  <draw:enhanced-geometry draw:mirror-horizontal="false" draw:mirror-vertical="false" svg:viewBox="0 0 44886 44887" drawooo:sub-view-size="40399 40399" draw:text-areas="0 0 0 0" draw:type="ooxml-non-primitive" draw:enhanced-path="M 20193 0 C 31356 0 40399 9042 40399 20206 40399 31356 31356 40399 20193 40399 9042 40399 0 31356 0 20206 0 9042 9042 0 20193 0 Z N"/>
                </draw:custom-shape>
                <draw:custom-shape draw:name="Shape 30" draw:style-name="gr32" draw:text-style-name="P15" draw:layer="layout" svg:width="0.184cm" svg:height="0.184cm" svg:x="1.644cm" svg:y="0.81cm">
                  <text:p/>
                  <draw:enhanced-geometry draw:mirror-horizontal="false" draw:mirror-vertical="false" svg:viewBox="0 0 66587 66603" drawooo:sub-view-size="59931 59944" draw:text-areas="0 0 0 0" draw:type="ooxml-non-primitive" draw:enhanced-path="M 29959 0 C 46520 0 59931 13398 59931 29959 59931 46507 46520 59944 29959 59944 13411 59944 0 46507 0 29959 0 13398 13411 0 29959 0 Z N"/>
                </draw:custom-shape>
                <draw:custom-shape draw:name="Shape 31" draw:style-name="gr32" draw:text-style-name="P15" draw:layer="layout" svg:width="0.184cm" svg:height="0.184cm" svg:x="2.223cm" svg:y="0.888cm">
                  <text:p/>
                  <draw:enhanced-geometry draw:mirror-horizontal="false" draw:mirror-vertical="false" svg:viewBox="0 0 66587 66617" drawooo:sub-view-size="59931 59957" draw:text-areas="0 0 0 0" draw:type="ooxml-non-primitive" draw:enhanced-path="M 29959 0 C 46520 0 59931 13424 59931 29985 59931 46520 46520 59957 29959 59957 13399 59957 0 46520 0 29985 0 13424 13399 0 29959 0 Z N"/>
                </draw:custom-shape>
                <draw:custom-shape draw:name="Shape 32" draw:style-name="gr33" draw:text-style-name="P15" draw:layer="layout" svg:width="0.114cm" svg:height="0.114cm" svg:x="2.256cm" svg:y="0.544cm">
                  <text:p/>
                  <draw:enhanced-geometry draw:mirror-horizontal="false" draw:mirror-vertical="false" svg:viewBox="0 0 41527 41528" drawooo:sub-view-size="37376 37376" draw:text-areas="0 0 0 0" draw:type="ooxml-non-primitive" draw:enhanced-path="M 18694 0 C 29007 0 37376 8369 37376 18682 37376 29007 29007 37376 18694 37376 8357 37376 0 29007 0 18682 0 8369 8357 0 18694 0 Z N"/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4cm" fo:page-height="10.6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9:08:50.811055785</meta:creation-date>
    <meta:editing-duration>PT18M31S</meta:editing-duration>
    <meta:editing-cycles>3</meta:editing-cycles>
    <meta:generator>LibreOffice/7.5.0.3$Linux_X86_64 LibreOffice_project/c21113d003cd3efa8c53188764377a8272d9d6de</meta:generator>
    <dc:date>2023-02-10T09:27:19.705280360</dc:date>
    <meta:document-statistic meta:object-count="64"/>
  </office:meta>
</office:document-meta>
</file>